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tavu príspevku do študentskej vedeckej konferencie IIT.SRC 2008</text:p>
          <text:list>
            <text:list-item>
              <text:p text:style-name="P21">posun dátumu zaslania príspevku do 1. marca 2008</text:p>
            </text:list-item>
          </text:list>
        </text:list-item>
        <text:list-item>
          <text:p text:style-name="P21">rozšírenie obsahu príspevku o nové preložené kapitoly</text:p>
        </text:list-item>
        <text:list-item>
          <text:p text:style-name="P21">predloženie návrhu zmeny dizajnu tímovej web stránky</text:p>
          <text:p text:style-name="P21"/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1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vypracovanie abstrakt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07:33</dc:date>
    <meta:editing-cycles>12</meta:editing-cycles>
    <meta:editing-duration>PT2H40M5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54" meta:character-count="1437"/>
  </office:meta>
</office:document-meta>
</file>